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03-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28 de Marz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uniforme protocolar para el encuentro nacional de la Oficina de Atención Ciudadana (OAC) correspondiente al año 2014.,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SERVICIOS SUMINISTROS ALTAMIRA,C.A, RIF: J-29640369-4, por un monto de Bs. 6.742,40, ubicada en Sector Juanico Av. Raul Leoni, Edif Olga Beatriz N° 08 A 100 metros de Macdonals Juanico Maturin Monagas, MATURIN ESTADO MONAGAS
<text:line-break/>
<text:line-break/></text:p>
      <text:p text:style-name="P11"/>
      <text:p text:style-name="P5"><text:span text:style-name="T21">En Maturín, a los </text:span><text:span text:style-name="Fuente_20_de_20_párrafo_20_predeter."><text:span text:style-name="T17"><text:s/>treinta (30)</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May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